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333333" style:font-name="Arial" fo:font-size="11.25pt" fo:letter-spacing="normal" fo:font-style="normal" fo:font-weight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1.25pt" fo:letter-spacing="normal" fo:font-style="normal" fo:font-weight="normal" style:font-weight-asian="normal" style:font-weight-complex="normal"/>
    </style:style>
    <style:style style:name="T1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333333" style:font-name="Arial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P</text:span><text:span text:style-name="T1">ersonal Statement of Francesca Young </text:span><text:span text:style-name="T2"><text:s/></text:span></text:p>
      <text:p text:style-name="P2"/>
      <text:p text:style-name="P3">I initially had a career break to bring up my family. As you will see from my CV, <text:s/>I have been a pro-active member of the community, contributing to a variety of organisations, which has given me experience of taking on different roles. <text:s/>Here are two examples: <text:s text:c="2"/></text:p>
      <text:p text:style-name="P3"/>
      <text:p text:style-name="P3">I was the Chairperson of the local playgroup which involved running a voluntary management committee. Part of the role also meant that I had to interview two new playleaders for employment; ensure that health and safety procedures were being adhered to; and liaising with the Care Commission. I also successfully negotiated for new premises and managed the move. </text:p>
      <text:p text:style-name="P3"/>
      <text:p text:style-name="P3">I also became a member of the Scotstoun Playground Improvement Group (SPIG), leading projects to make the local school playground a more stimulating environment. <text:s/>We consulted with children and teachers about their requirements and came up with solutions that met their wishes whilst complying with regulations. <text:s/>I was responsible for ordering materials and organising work groups to complete the projects. <text:s text:c="4"/></text:p>
      <text:p text:style-name="P3"/>
      <text:p text:style-name="P3">I then identified a chance to start a flexible business in garden design that fit in with family commitments <text:s/>and lifestyle. <text:s/>I have enjoyed mastering all the business and design skills required to make this a success. <text:s/></text:p>
      <text:p text:style-name="P3"/>
      <text:p text:style-name="P3">After talking to friends who are still in science I always come away feeling highly stimulated with the strong feeling that scientific research is where my heart lies. I have always maintained my interest in science regularly reading The <text:s/>New Scientist and Scientific American. Over Christmas I spoke to a friend who has a DJT fellow working under her supervision; she made me aware of this potential opportunity to re-train and has encouraged me to apply.</text:p>
      <text:p text:style-name="P3"/>
      <text:p text:style-name="P3">I am interested in pursuing a career in Bioinfomatics or Computational Biology. <text:s/>I feel this would naturally build on my previous skills and experience in research. I see it as an exciting and growing discipline. <text:s/>Advances in sequencing technologies have led to an explosion in 'omic' data, making the requirement for novel algorithms and advances in computational analysis vital. <text:s text:c="2"/>Bioinfomatics <text:s/>are now employed in a vast range of <text:s/>biological and medical research . <text:s/>As this is an expanding area, I feel optimistic about future employment after initial re-training. </text:p>
      <text:p text:style-name="P3"/>
      <text:p text:style-name="P3">My Biophysics degree has given me an in-depth understanding of the structure and function of biological molecules. This has been further extended by both my research posts. <text:s/>Both jobs required me to teach myself new computer languages and systems, applying them to a complex range of problems. </text:p>
      <text:p text:style-name="P3"/>
      <text:p text:style-name="P3"><text:s/>I have always required to direct my own research <text:s/>and manage concurrent projects with <text:s/>minimum supervision. I was pro-active in collaborating with researchers out with my immediate group and I became an active member on national and European committees, and working groups for the development of collaborative software.</text:p>
      <text:p text:style-name="P3"><text:s/></text:p>
      <text:p text:style-name="P3">I have identified Dr Adam West's <text:s/>Epigenetics group in the Cancer Institute at the University of Glasgow as being of particular interest to me. <text:s text:c="2"/>He employs bioinformatic techniques in the study <text:s/>of the mechanism of chromatin regulation. Working in <text:s/>a world class <text:s text:c="2"/>Institute at the cutting edge of cancer research would provide a highly stimulating and motivating work environment.</text:p>
      <text:p text:style-name="P3"/>
      <text:p text:style-name="P3">I have applied for several research jobs but realise that my skills and knowledge gap preclude me from being a suitable candidate. I believe the Daphne Trust Fellowship would give me the rare opportunity to re-train and gain vital research experience in a cutting edge area. It would allow me to build my confidence in a supportive and structured environment whilst contributing to worthwhile research. I would be committed to making the most of this opportunity and pursuing a further career in science. <text:s/></text:p>
      <text:p text:style-name="P3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 Young</meta:initial-creator>
    <meta:creation-date>2012-04-03T22:45:29.01</meta:creation-date>
    <meta:generator>OpenOffice.org/3.3$Win32 OpenOffice.org_project/330m20$Build-9567</meta:generator>
    <dc:date>2013-03-08T22:51:05.99</dc:date>
    <dc:creator>Fran Young</dc:creator>
    <meta:editing-duration>PT14H25M40S</meta:editing-duration>
    <meta:editing-cycles>15</meta:editing-cycles>
    <meta:printed-by>Fran Young</meta:printed-by>
    <meta:print-date>2013-03-08T21:27:13.72</meta:print-date>
    <meta:document-statistic meta:table-count="0" meta:image-count="0" meta:object-count="0" meta:page-count="2" meta:paragraph-count="13" meta:word-count="608" meta:character-count="3825"/>
  </office:meta>
</office:document-meta>
</file>